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ahierdescharges" style:family="table">
      <style:table-properties style:width="16.999cm" table:align="margins"/>
    </style:style>
    <style:style style:name="Cahierdescharges.A" style:family="table-column">
      <style:table-column-properties style:column-width="2.725cm" style:rel-column-width="1545*"/>
    </style:style>
    <style:style style:name="Cahierdescharges.B" style:family="table-column">
      <style:table-column-properties style:column-width="14.273cm" style:rel-column-width="8092*"/>
    </style:style>
    <style:style style:name="Cahierdescharg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Cahierdescharges.B1" style:family="table-cell">
      <style:table-cell-properties fo:padding="0.097cm" fo:border="0.002cm solid #000000"/>
    </style:style>
    <style:style style:name="Cahierdescharges.A2" style:family="table-cell">
      <style:table-cell-properties fo:padding="0.097cm" fo:border-left="0.002cm solid #000000" fo:border-right="none" fo:border-top="none" fo:border-bottom="0.002cm solid #000000"/>
    </style:style>
    <style:style style:name="Cahierdescharges.B2" style:family="table-cell">
      <style:table-cell-properties fo:padding="0.097cm" fo:border-left="0.002cm solid #000000" fo:border-right="0.002cm solid #000000" fo:border-top="none" fo:border-bottom="0.002cm solid #000000"/>
    </style:style>
    <style:style style:name="Concurrent" style:family="table">
      <style:table-properties style:width="16.999cm" table:align="margins"/>
    </style:style>
    <style:style style:name="Concurrent.A" style:family="table-column">
      <style:table-column-properties style:column-width="3.519cm" style:rel-column-width="1995*"/>
    </style:style>
    <style:style style:name="Concurrent.B" style:family="table-column">
      <style:table-column-properties style:column-width="6.121cm" style:rel-column-width="3470*"/>
    </style:style>
    <style:style style:name="Concurrent.C" style:family="table-column">
      <style:table-column-properties style:column-width="7.359cm" style:rel-column-width="4172*"/>
    </style:style>
    <style:style style:name="Concurrent.A1" style:family="table-cell">
      <style:table-cell-properties fo:padding="0.097cm" fo:border-left="0.002cm solid #000000" fo:border-right="none" fo:border-top="0.002cm solid #000000" fo:border-bottom="0.002cm solid #000000"/>
    </style:style>
    <style:style style:name="Concurrent.C1" style:family="table-cell">
      <style:table-cell-properties fo:padding="0.097cm" fo:border="0.002cm solid #000000"/>
    </style:style>
    <style:style style:name="Concurrent.A2" style:family="table-cell">
      <style:table-cell-properties fo:padding="0.097cm" fo:border-left="0.002cm solid #000000" fo:border-right="none" fo:border-top="none" fo:border-bottom="0.002cm solid #000000"/>
    </style:style>
    <style:style style:name="Concurrent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/>
    </style:style>
    <style:style style:name="P8" style:family="paragraph" style:parent-style-name="Standard" style:list-style-name="L3">
      <style:paragraph-properties fo:text-align="start" style:justify-single-word="false"/>
      <style:text-properties style:text-underline-style="none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 style:list-style-name="L1">
      <style:paragraph-properties fo:text-align="start" style:justify-single-word="false"/>
    </style:style>
    <style:style style:name="P11" style:family="paragraph" style:parent-style-name="Table_20_Contents" style:list-style-name="L2">
      <style:paragraph-properties fo:text-align="start" style:justify-single-word="false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INFO608: </text:p>
      <text:p text:style-name="P2">Jygo, créer et localiser des évènement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</text:p>
      <text:p text:style-name="P5">I – Cahier des charges</text:p>
      <text:p text:style-name="P6"/>
      <text:p text:style-name="P6"/>
      <text:p text:style-name="P6">L'application Jygo est un gestionnaire d'évènements. Les utilisateurs peuvent créer et participer à des évènements. L'application est destiné à toutes les personnes qui ont besoin de créer des évènements, que ce soit pour une organisation(associations etc...) ou pour une utilisation privé.</text:p>
      <text:p text:style-name="P6">En fonction du temps disponible nous pourrons implémenter des fonctions supplémentaires.</text:p>
      <text:p text:style-name="P6"/>
      <text:p text:style-name="P6">Voici un récapitulatif de tout ce que doit faire l'application:</text:p>
      <text:p text:style-name="P6"/>
      <table:table table:name="Cahierdescharges" table:style-name="Cahierdescharges">
        <table:table-column table:style-name="Cahierdescharges.A"/>
        <table:table-column table:style-name="Cahierdescharges.B"/>
        <table:table-row>
          <table:table-cell table:style-name="Cahierdescharges.A1" office:value-type="string">
            <text:p text:style-name="P9">Catégorie</text:p>
          </table:table-cell>
          <table:table-cell table:style-name="Cahierdescharges.B1" office:value-type="string">
            <text:p text:style-name="P9">Fonctionnalités</text:p>
          </table:table-cell>
        </table:table-row>
        <table:table-row>
          <table:table-cell table:style-name="Cahierdescharges.A2" office:value-type="string">
            <text:p text:style-name="P9">Gestion des utilisateurs</text:p>
          </table:table-cell>
          <table:table-cell table:style-name="Cahierdescharges.B2" office:value-type="string">
            <text:list xml:id="list307933921651182118" text:style-name="L1">
              <text:list-item>
                <text:p text:style-name="P10">Inscription classique: comme sur la plupart des sites web actuels</text:p>
              </text:list-item>
              <text:list-item>
                <text:p text:style-name="P10">connexion classique également: login/mot de passe</text:p>
              </text:list-item>
              <text:list-item>
                <text:p text:style-name="P10">Gestion des droits utilisateurs: administrateur, utilisateur inscrit, utilisateur non inscrit</text:p>
              </text:list-item>
            </text:list>
          </table:table-cell>
        </table:table-row>
        <table:table-row>
          <table:table-cell table:style-name="Cahierdescharges.A2" office:value-type="string">
            <text:p text:style-name="P9">Gestion des évènements</text:p>
          </table:table-cell>
          <table:table-cell table:style-name="Cahierdescharges.B2" office:value-type="string">
            <text:list xml:id="list36271465" text:continue-numbering="true" text:style-name="L1">
              <text:list-item>
                <text:p text:style-name="P10">Création d'évènement : évènement physique seulement(pas d'évènement online), annulation possible</text:p>
              </text:list-item>
              <text:list-item>
                <text:p text:style-name="P10">Participation à un évènement: l'utilisateur indique qu'il participe à un évènement</text:p>
              </text:list-item>
              <text:list-item>
                <text:p text:style-name="P10">Historique des évènements: les utilisateurs peuvent voir les évènement auxquels ils participent et ceux qu'ils ont créés.</text:p>
              </text:list-item>
              <text:list-item>
                <text:p text:style-name="P10">Noter un évènement: l'utilisateur peut noter l'évènement et une note sera attribué à l'organisteur</text:p>
              </text:list-item>
              <text:list-item>
                <text:p text:style-name="P10">Recherche basique d'évènement: recherche en fonction de la localisation de l'utilisateur et dans un rayon fixé</text:p>
              </text:list-item>
              <text:list-item>
                <text:p text:style-name="P10">Affichage d'un événement en fonction de leur date: sous forme d'un calendrier</text:p>
              </text:list-item>
            </text:list>
          </table:table-cell>
        </table:table-row>
        <table:table-row>
          <table:table-cell table:style-name="Cahierdescharges.A2" office:value-type="string">
            <text:p text:style-name="P9">Ajouts possibles</text:p>
          </table:table-cell>
          <table:table-cell table:style-name="Cahierdescharges.B2" office:value-type="string">
            <text:list xml:id="list36283996" text:continue-numbering="true" text:style-name="L1">
              <text:list-item>
                <text:p text:style-name="P10">Prise en charge des évènements online</text:p>
              </text:list-item>
              <text:list-item>
                <text:p text:style-name="P10">Prise en charge d'évènements réservés aux adultes, prise en charge d'un âge minimal/maximal en fonction de l'évènement</text:p>
              </text:list-item>
              <text:list-item>
                <text:p text:style-name="P10">Système de commentaires/tchat pour chaque évènement</text:p>
              </text:list-item>
              <text:list-item>
                <text:p text:style-name="P10">Système d'ami: l'utilisateur peut inviter ses contacts sur l'application et devenir ami avec les autres utilisteurs</text:p>
              </text:list-item>
              <text:list-item>
                <text:p text:style-name="P10">Prise en charge de la confidentialité: l'utilisateur changer la visibilité des évènements qu'il a créé</text:p>
              </text:list-item>
              <text:list-item>
                <text:p text:style-name="P10">Bloquer un utilisateur: l'utilisateur peut choisir de bloquer un utilisateur en particulier, cet utilisateur ne pourra pas voir les évènements de l'utilisateur qui l'a bloqué</text:p>
              </text:list-item>
              <text:list-item>
                <text:p text:style-name="P10">Ajout de critères supplémentaires pour les recherches/affichage</text:p>
              </text:list-item>
            </text:list>
          </table:table-cell>
        </table:table-row>
      </table:table>
      <text:p text:style-name="P6"/>
      <text:p text:style-name="P1"/>
      <text:p text:style-name="P7"/>
      <text:p text:style-name="P1"/>
      <text:p text:style-name="P1"/>
      <text:p text:style-name="P3"><text:soft-page-break/><text:span text:style-name="T1">II – Veille concurentielle</text:span></text:p>
      <text:p text:style-name="P4"/>
      <text:p text:style-name="P7">Nous avons effectuer ces comparaisons en partant du principe que Jygo possédera toute les fonctionnalités inscrites dans le cahier des charges, évidemment le résultat dépendra du temps de développement.</text:p>
      <text:p text:style-name="P4"/>
      <text:p text:style-name="P7">Il y a évidemment plusieurs points commun récurrents entre Jygo et ses concurrents:</text:p>
      <text:list xml:id="list4974855824641265356" text:style-name="L3">
        <text:list-item>
          <text:p text:style-name="P8">recherche d'évènement</text:p>
        </text:list-item>
        <text:list-item>
          <text:p text:style-name="P8">inscription/connexion</text:p>
        </text:list-item>
        <text:list-item>
          <text:p text:style-name="P8">affichage sous forme d'un calendrier</text:p>
        </text:list-item>
      </text:list>
      <text:p text:style-name="P4"/>
      <text:p text:style-name="P4"/>
      <text:p text:style-name="P4"/>
      <text:p text:style-name="P4"/>
      <table:table table:name="Concurrent" table:style-name="Concurrent">
        <table:table-column table:style-name="Concurrent.A"/>
        <table:table-column table:style-name="Concurrent.B"/>
        <table:table-column table:style-name="Concurrent.C"/>
        <table:table-row>
          <table:table-cell table:style-name="Concurrent.A1" office:value-type="string">
            <text:p text:style-name="P9">Application</text:p>
          </table:table-cell>
          <table:table-cell table:style-name="Concurrent.A1" office:value-type="string">
            <text:p text:style-name="P9">Points commun</text:p>
          </table:table-cell>
          <table:table-cell table:style-name="Concurrent.C1" office:value-type="string">
            <text:p text:style-name="P9">Différences</text:p>
          </table:table-cell>
        </table:table-row>
        <table:table-row>
          <table:table-cell table:style-name="Concurrent.A2" office:value-type="string">
            <text:p text:style-name="P9">Balumpa</text:p>
          </table:table-cell>
          <table:table-cell table:style-name="Concurrent.A2" office:value-type="string">
            <text:list xml:id="list7226422275359443662" text:style-name="L2">
              <text:list-item>
                <text:p text:style-name="P11">Géolocalisation</text:p>
              </text:list-item>
              <text:list-item>
                <text:p text:style-name="P11">utilisateurs amis(via facebook)</text:p>
              </text:list-item>
            </text:list>
          </table:table-cell>
          <table:table-cell table:style-name="Concurrent.C2" office:value-type="string">
            <text:list xml:id="list36289572" text:continue-numbering="true" text:style-name="L2">
              <text:list-item>
                <text:p text:style-name="P11">Pas de création d'événement </text:p>
              </text:list-item>
              <text:list-item>
                <text:p text:style-name="P11">Affichage d'une carte avec les événements proche de l'utilisateur</text:p>
              </text:list-item>
              <text:list-item>
                <text:p text:style-name="P11">impossible de noter un événement</text:p>
                <text:p text:style-name="P11"/>
              </text:list-item>
            </text:list>
          </table:table-cell>
        </table:table-row>
        <table:table-row>
          <table:table-cell table:style-name="Concurrent.A2" office:value-type="string">
            <text:p text:style-name="P9">ExitToLive</text:p>
          </table:table-cell>
          <table:table-cell table:style-name="Concurrent.A2" office:value-type="string">
            <text:list xml:id="list36289767" text:continue-numbering="true" text:style-name="L2">
              <text:list-item>
                <text:p text:style-name="P11">Géolocaisation en fonction de la position et d'un rayon</text:p>
              </text:list-item>
              <text:list-item>
                <text:p text:style-name="P11">utilisateurs amis</text:p>
              </text:list-item>
            </text:list>
          </table:table-cell>
          <table:table-cell table:style-name="Concurrent.C2" office:value-type="string">
            <text:list xml:id="list36274317" text:continue-numbering="true" text:style-name="L2">
              <text:list-item>
                <text:p text:style-name="P11">Pas de création d'événement</text:p>
              </text:list-item>
              <text:list-item>
                <text:p text:style-name="P11">impossible de noter un événement</text:p>
              </text:list-item>
            </text:list>
          </table:table-cell>
        </table:table-row>
        <table:table-row>
          <table:table-cell table:style-name="Concurrent.A2" office:value-type="string">
            <text:p text:style-name="P9">SoonNight </text:p>
          </table:table-cell>
          <table:table-cell table:style-name="Concurrent.A2" office:value-type="string">
            <text:list xml:id="list36273977" text:continue-numbering="true" text:style-name="L2">
              <text:list-header>
                <text:p text:style-name="P11"/>
              </text:list-header>
            </text:list>
          </table:table-cell>
          <table:table-cell table:style-name="Concurrent.C2" office:value-type="string">
            <text:list xml:id="list36279303" text:continue-numbering="true" text:style-name="L2">
              <text:list-item>
                <text:p text:style-name="P11">Spécialisé dans les soirées/fêtes</text:p>
              </text:list-item>
              <text:list-item>
                <text:p text:style-name="P11">offre de pass de réduction pour ces soirées</text:p>
              </text:list-item>
              <text:list-item>
                <text:p text:style-name="P11">album photo</text:p>
              </text:list-item>
              <text:list-item>
                <text:p text:style-name="P11">impossible de noter un événement</text:p>
              </text:list-item>
            </text:list>
          </table:table-cell>
        </table:table-row>
        <table:table-row>
          <table:table-cell table:style-name="Concurrent.A2" office:value-type="string">
            <text:p text:style-name="P9">Facebook</text:p>
          </table:table-cell>
          <table:table-cell table:style-name="Concurrent.A2" office:value-type="string">
            <text:list xml:id="list36280859" text:continue-numbering="true" text:style-name="L2">
              <text:list-item>
                <text:p text:style-name="P11">Création d'événement</text:p>
              </text:list-item>
              <text:list-item>
                <text:p text:style-name="P11">visibilité et confidentialité(privé/public)</text:p>
              </text:list-item>
              <text:list-item>
                <text:p text:style-name="P11">système de commentaire</text:p>
              </text:list-item>
            </text:list>
          </table:table-cell>
          <table:table-cell table:style-name="Concurrent.C2" office:value-type="string">
            <text:list xml:id="list36279707" text:continue-numbering="true" text:style-name="L2">
              <text:list-item>
                <text:p text:style-name="P11">impossible de noter un événement(ou indirectement)</text:p>
              </text:list-item>
              <text:list-item>
                <text:p text:style-name="P11">l'application n'est pas dédiée à la gestion d'événement</text:p>
              </text:list-item>
            </text:list>
          </table:table-cell>
        </table:table-row>
      </table:table>
      <text:p text:style-name="P7"/>
      <text:p text:style-name="P1"/>
      <text:p text:style-name="P3">La partie "événement" de Facebook est pour l'instant ce qu'il y a de plus proche de notre application. La plus différence principale est que la gestion d'événement est la base de notre application, contrairement à Facebook où elle a été rajouté par la suite et n'est pas son but premier. </text:p>
      <text:p text:style-name="P3">Et aussi, Facebook est de très loin le concurrent le plus influent puisque qu'il y a 1,4 milliard de compte Facebook actif actuellement(presque la moitié des internautes)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Université de Reims</text:p>
      </style:header>
      <style:footer>
        <text:p text:style-name="Footer">INFO608<text:tab/><text:tab/>2014/2015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7M52S</meta:editing-duration>
    <meta:editing-cycles>45</meta:editing-cycles>
    <meta:generator>OpenOffice/4.1.0$Win32 OpenOffice.org_project/410m18$Build-9764</meta:generator>
    <dc:date>2015-03-20T16:11:52.79</dc:date>
    <meta:document-statistic meta:table-count="2" meta:image-count="0" meta:object-count="0" meta:page-count="3" meta:paragraph-count="62" meta:word-count="546" meta:character-count="3651"/>
    <meta:user-defined meta:name="Info 1"/>
    <meta:user-defined meta:name="Info 2"/>
    <meta:user-defined meta:name="Info 3"/>
    <meta:user-defined meta:name="Info 4"/>
  </office:meta>
</office:document-meta>
</file>